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6443" officeooo:paragraph-rsid="00186443"/>
    </style:style>
    <style:style style:name="P2" style:family="paragraph" style:parent-style-name="Standard">
      <style:text-properties officeooo:rsid="0018f8fb" officeooo:paragraph-rsid="0018f8fb"/>
    </style:style>
    <style:style style:name="P3" style:family="paragraph" style:parent-style-name="Standard">
      <style:text-properties officeooo:rsid="001bb3a0" officeooo:paragraph-rsid="001bb3a0"/>
    </style:style>
    <style:style style:name="P4" style:family="paragraph" style:parent-style-name="Standard">
      <style:text-properties officeooo:rsid="001bb3a0" officeooo:paragraph-rsid="001bb3a0"/>
    </style:style>
    <style:style style:name="P5" style:family="paragraph" style:parent-style-name="Standard">
      <style:text-properties officeooo:rsid="001e4a4e" officeooo:paragraph-rsid="001e4a4e"/>
    </style:style>
    <style:style style:name="P6" style:family="paragraph" style:parent-style-name="Standard">
      <style:text-properties officeooo:rsid="002024dd" officeooo:paragraph-rsid="002024dd"/>
    </style:style>
    <style:style style:name="P7" style:family="paragraph" style:parent-style-name="Standard">
      <style:text-properties officeooo:rsid="002024dd" officeooo:paragraph-rsid="00269d77"/>
    </style:style>
    <style:style style:name="P8" style:family="paragraph" style:parent-style-name="Standard">
      <style:text-properties officeooo:rsid="0022466f" officeooo:paragraph-rsid="0022466f"/>
    </style:style>
    <style:style style:name="P9" style:family="paragraph" style:parent-style-name="Standard">
      <style:text-properties officeooo:rsid="0022466f" officeooo:paragraph-rsid="00269d77"/>
    </style:style>
    <style:style style:name="P10" style:family="paragraph" style:parent-style-name="Standard">
      <style:text-properties officeooo:rsid="0023f8a7" officeooo:paragraph-rsid="0023f8a7"/>
    </style:style>
    <style:style style:name="P11" style:family="paragraph" style:parent-style-name="Standard">
      <style:text-properties officeooo:rsid="0023f8a7" officeooo:paragraph-rsid="00269d77"/>
    </style:style>
    <style:style style:name="P12" style:family="paragraph" style:parent-style-name="Standard">
      <style:text-properties officeooo:rsid="0024c99d" officeooo:paragraph-rsid="0024c99d"/>
    </style:style>
    <style:style style:name="P13" style:family="paragraph" style:parent-style-name="Standard">
      <style:text-properties officeooo:rsid="0024c99d" officeooo:paragraph-rsid="00269d77"/>
    </style:style>
    <style:style style:name="P14" style:family="paragraph" style:parent-style-name="Standard">
      <style:text-properties officeooo:rsid="002693fd" officeooo:paragraph-rsid="002693fd"/>
    </style:style>
    <style:style style:name="P15" style:family="paragraph" style:parent-style-name="Standard">
      <style:text-properties officeooo:rsid="002693fd" officeooo:paragraph-rsid="00269d77"/>
    </style:style>
    <style:style style:name="P16" style:family="paragraph" style:parent-style-name="Standard">
      <style:text-properties officeooo:rsid="00269d77" officeooo:paragraph-rsid="00269d77"/>
    </style:style>
    <style:style style:name="P17" style:family="paragraph" style:parent-style-name="Standard">
      <style:text-properties officeooo:rsid="002ab6c9" officeooo:paragraph-rsid="002ab6c9"/>
    </style:style>
    <style:style style:name="P18" style:family="paragraph" style:parent-style-name="Standard">
      <style:text-properties officeooo:rsid="002d1dd7" officeooo:paragraph-rsid="002d1dd7"/>
    </style:style>
    <style:style style:name="P19" style:family="paragraph" style:parent-style-name="Standard">
      <style:text-properties officeooo:rsid="0030d58d" officeooo:paragraph-rsid="0030d58d"/>
    </style:style>
    <style:style style:name="P20" style:family="paragraph" style:parent-style-name="Standard">
      <style:text-properties officeooo:rsid="003495b9" officeooo:paragraph-rsid="003495b9"/>
    </style:style>
    <style:style style:name="P21" style:family="paragraph" style:parent-style-name="Standard">
      <style:text-properties officeooo:rsid="00353fb3" officeooo:paragraph-rsid="00353fb3"/>
    </style:style>
    <style:style style:name="P22" style:family="paragraph" style:parent-style-name="Standard">
      <style:text-properties officeooo:rsid="0037f8a7" officeooo:paragraph-rsid="0037f8a7"/>
    </style:style>
    <style:style style:name="P23" style:family="paragraph" style:parent-style-name="Standard">
      <style:text-properties officeooo:rsid="003a4ddf" officeooo:paragraph-rsid="003a4ddf"/>
    </style:style>
    <style:style style:name="P24" style:family="paragraph" style:parent-style-name="Standard">
      <style:text-properties officeooo:rsid="003dd49c" officeooo:paragraph-rsid="003dd49c"/>
    </style:style>
    <style:style style:name="P25" style:family="paragraph" style:parent-style-name="Standard">
      <style:text-properties officeooo:rsid="003fc327" officeooo:paragraph-rsid="003fc327"/>
    </style:style>
    <style:style style:name="P26" style:family="paragraph" style:parent-style-name="Standard">
      <style:text-properties officeooo:rsid="003febac" officeooo:paragraph-rsid="003febac"/>
    </style:style>
    <style:style style:name="P27" style:family="paragraph" style:parent-style-name="Standard">
      <style:text-properties officeooo:rsid="00407304" officeooo:paragraph-rsid="00407304"/>
    </style:style>
    <style:style style:name="P28" style:family="paragraph" style:parent-style-name="Standard">
      <style:text-properties officeooo:rsid="0042640e" officeooo:paragraph-rsid="0042640e"/>
    </style:style>
    <style:style style:name="P29" style:family="paragraph" style:parent-style-name="Standard">
      <style:text-properties officeooo:rsid="0042f02e" officeooo:paragraph-rsid="0042f02e"/>
    </style:style>
    <style:style style:name="P30" style:family="paragraph" style:parent-style-name="Standard">
      <style:text-properties officeooo:rsid="00434bc5" officeooo:paragraph-rsid="00434bc5"/>
    </style:style>
    <style:style style:name="P31" style:family="paragraph" style:parent-style-name="Standard">
      <style:text-properties officeooo:rsid="00450d92" officeooo:paragraph-rsid="00450d92"/>
    </style:style>
    <style:style style:name="P32" style:family="paragraph" style:parent-style-name="Standard">
      <style:text-properties officeooo:rsid="00462d46" officeooo:paragraph-rsid="00462d46"/>
    </style:style>
    <style:style style:name="P33" style:family="paragraph" style:parent-style-name="Standard">
      <style:text-properties officeooo:rsid="0047c9f4" officeooo:paragraph-rsid="0047c9f4"/>
    </style:style>
    <style:style style:name="P34" style:family="paragraph" style:parent-style-name="Standard">
      <style:text-properties officeooo:rsid="00489edf" officeooo:paragraph-rsid="00489edf"/>
    </style:style>
    <style:style style:name="T1" style:family="text">
      <style:text-properties officeooo:rsid="0024c99d"/>
    </style:style>
    <style:style style:name="T2" style:family="text">
      <style:text-properties officeooo:rsid="0027e96b"/>
    </style:style>
    <style:style style:name="T3" style:family="text">
      <style:text-properties officeooo:rsid="00281b4f"/>
    </style:style>
    <style:style style:name="T4" style:family="text">
      <style:text-properties officeooo:rsid="002c81c0"/>
    </style:style>
    <style:style style:name="T5" style:family="text">
      <style:text-properties officeooo:rsid="0032b98c"/>
    </style:style>
    <style:style style:name="T6" style:family="text">
      <style:text-properties officeooo:rsid="0033b87c"/>
    </style:style>
    <style:style style:name="T7" style:family="text">
      <style:text-properties officeooo:rsid="003989ff"/>
    </style:style>
    <style:style style:name="T8" style:family="text">
      <style:text-properties officeooo:rsid="0039be99"/>
    </style:style>
    <style:style style:name="T9" style:family="text">
      <style:text-properties officeooo:rsid="003d8722"/>
    </style:style>
    <style:style style:name="T10" style:family="text">
      <style:text-properties officeooo:rsid="003dd49c"/>
    </style:style>
    <style:style style:name="T11" style:family="text">
      <style:text-properties officeooo:rsid="003f150e"/>
    </style:style>
    <style:style style:name="T12" style:family="text">
      <style:text-properties officeooo:rsid="003fc3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English 101 Notes</text:p>
      <text:p text:style-name="P2">cv xza-Time period – states – futuristic skyscrapers – nation states</text:p>
      <text:p text:style-name="P2">-What happened to CA</text:p>
      <text:p text:style-name="P2">-1850s … Poweell?</text:p>
      <text:p text:style-name="P2">-The water Knife 2015</text:p>
      <text:p text:style-name="P2">-China kicking ass?</text:p>
      <text:p text:style-name="P2"/>
      <text:p text:style-name="P3">Is Carver City a Real city? ( Location)</text:p>
      <text:p text:style-name="P3">-No not a real city</text:p>
      <text:p text:style-name="P3"/>
      <text:p text:style-name="P3">Mulroy Airbase</text:p>
      <text:p text:style-name="P3">Is mulroy city a real airbase – no</text:p>
      <text:p text:style-name="P3"/>
      <text:p text:style-name="P5">Carver</text:p>
      <text:p text:style-name="P5">-black</text:p>
      <text:p text:style-name="P5">-agricultural scientist</text:p>
      <text:p text:style-name="P5">-interested in crop yeilds/enviornmentalism</text:p>
      <text:p text:style-name="P5"/>
      <text:p text:style-name="P6">propublica.org/article/billing-colorado-pat-mulroy</text:p>
      <text:p text:style-name="P6"/>
      <text:p text:style-name="P8">The book is called The Water Knife (2015).</text:p>
      <text:p text:style-name="P10">There is a fictional city called Carver City.</text:p>
      <text:p text:style-name="P14">George Washingotn Carver was an “agricultural scientist and inventor who promoted alternative crops to cotton and methods to prevent soil depletion” (Bagley np).</text:p>
      <text:p text:style-name="P10">There is a fictional airbase called Mulroy Airbase.</text:p>
      <text:p text:style-name="P10">Patricia Mulroy was a water administrator for the SNWA. “<text:span text:style-name="T1">had one paramount mission”</text:span></text:p>
      <text:p text:style-name="P10">In the novel, Catherine Case is a water administrator for the SNWA <text:span text:style-name="T1">that will stop at nothing to secure water for Las Vegas.</text:span></text:p>
      <text:p text:style-name="P12">Pat Mulroy Pro Waterwitch <text:s/>(</text:p>
      <text:p text:style-name="P12"/>
      <text:p text:style-name="P12">* Looking at probulica</text:p>
      <text:p text:style-name="P12"/>
      <text:p text:style-name="P12"/>
      <text:p text:style-name="P12"/>
      <text:p text:style-name="P12">---</text:p>
      <text:p text:style-name="P12"/>
      <text:p text:style-name="P7"/>
      <text:p text:style-name="P9">The book is called The Water Knife (2015).</text:p>
      <text:p text:style-name="P11">There is a fictional city called Carver City.</text:p>
      <text:p text:style-name="P15">George Washingotn Carver was an “agricultural scientist and inventor who promoted alternative crops to cotton and methods to prevent soil depletion” (Bagley np).</text:p>
      <text:p text:style-name="P11">There is a fictional airbase called Mulroy Airbase.</text:p>
      <text:p text:style-name="P11">Patricia Mulroy was a water administrator for the SNWA. “<text:span text:style-name="T1">had one paramount mission”</text:span></text:p>
      <text:p text:style-name="P11">In the novel, Catherine Case is a water administrator for the SNWA <text:span text:style-name="T1">that will stop at nothing to secure water for Las Vegas.</text:span></text:p>
      <text:p text:style-name="P13">Pat Mulroy Pro Waterwitch <text:s/>(</text:p>
      <text:p text:style-name="P13"/>
      <text:p text:style-name="P16">When Angel attacks the fictional Carver City on behalf of Catherine Case and the <text:span text:style-name="T2">Southern Nevada Water Authority (</text:span>SNWA<text:span text:style-name="T2">)</text:span> in Chapter1 of the Water Knife (2015), he’s not simply destroying a water <text:soft-page-break/>resource for the denizens of the novel; the city’s name evokes the agricultural scientist George Washington Carver, who promoted alternative crops to cotton and methods to prevent soil depletion, and the helicopters launc<text:span text:style-name="T3">hed</text:span> for the equally-fictional Mulroy Airbase channels the very real SNWA <text:span text:style-name="T2">Patricia Mulroy, who in the 1990s, “had one paramount mission: to find more water for Las Vegas and use it to help the city keep expanding”. Mulroy a</text:span><text:span text:style-name="T3">slo</text:span><text:span text:style-name="T2"> acts in many ways as a prototype for Angel’s boss, Catherine Case, an even more aggressive SNWA water administrator who will stop at nothing to secure water for Las Vegas.</text:span></text:p>
      <text:p text:style-name="P16"/>
      <text:p text:style-name="P16"/>
      <text:p text:style-name="P16"/>
      <text:p text:style-name="P17">Ari-zoners?</text:p>
      <text:p text:style-name="P17">-people enroaching or setting up water claims (zones?)</text:p>
      <text:p text:style-name="P17"/>
      <text:p text:style-name="P17">Merry Perry – <text:span text:style-name="T4">Rick Perry 2011 (should pray for rain)</text:span></text:p>
      <text:p text:style-name="P17"/>
      <text:p text:style-name="P18">Google/NYT (New York Times)</text:p>
      <text:p text:style-name="P18">KINDLE POST?</text:p>
      <text:p text:style-name="P18">=&gt; Newspapers now online absorbed by large corporations eCommerce advertising</text:p>
      <text:p text:style-name="P16"/>
      <text:p text:style-name="P20">When is a good word to start out with</text:p>
      <text:p text:style-name="P19">Facts (Proofs and Truths)</text:p>
      <text:p text:style-name="P19">-Google /NYT is a NEWS Source in the net</text:p>
      <text:p text:style-name="P19">-KINDLE POST IS A NEWS SOURCE in the now</text:p>
      <text:p text:style-name="P19">-Lucy is an indepdent reporter</text:p>
      <text:p text:style-name="P19">-Simon Yu has a feed Lucy watches</text:p>
      <text:p text:style-name="P19">-Phoneix down the tubes is a <text:s/>regional has<text:span text:style-name="T6">h</text:span>tag</text:p>
      <text:p text:style-name="P19">_Kindle is an <text:s/><text:span text:style-name="T5">Amoron brand leader tech</text:span></text:p>
      <text:p text:style-name="P19">- <text:span text:style-name="T5">The WaPo is a Newspaper</text:span></text:p>
      <text:p text:style-name="P19"/>
      <text:p text:style-name="P21">Writing with an authoritative but not ‘splanin’ tone.</text:p>
      <text:p text:style-name="P21"/>
      <text:p text:style-name="P21">Known knwons (proofs)</text:p>
      <text:p text:style-name="P21">1. In volleyball, there are many defensive strategies.</text:p>
      <text:p text:style-name="P21">2. One common strategy is scooping.</text:p>
      <text:p text:style-name="P21">3. Scooping is using your sepearted arms…</text:p>
      <text:p text:style-name="P21">4. Scooping helps reduce error and soften the deflection of fast and strrangely spping balls</text:p>
      <text:p text:style-name="P21"/>
      <text:p text:style-name="P21">&gt;&gt; Combining 1 &amp; 2 &amp; 4: One common strrategy is scooping. In volleyball</text:p>
      <text:p text:style-name="P21"/>
      <text:p text:style-name="P21">=&gt; Scooping, one of the common defensive strategies that reduces error</text:p>
      <text:p text:style-name="P21">=&gt; Because scooping is one of the common defensive strrategies that reduces error and softens the defelction of fast and strrangely spping balls, ___ x___?</text:p>
      <text:p text:style-name="P21"/>
      <text:p text:style-name="P21">Of course, the tight connection between SNWA</text:p>
      <text:p text:style-name="P21"/>
      <text:p text:style-name="P21">As soon as you known something, trying to see something more</text:p>
      <text:p text:style-name="P22">Have an analysis, so what can I do with that?</text:p>
      <text:p text:style-name="P22">-<text:span text:style-name="T7">Always want to be turning it?</text:span></text:p>
      <text:p text:style-name="P22"/>
      <text:p text:style-name="P22"><text:soft-page-break/>-<text:span text:style-name="T8">Get your truth’s</text:span></text:p>
      <text:p text:style-name="P22">- <text:span text:style-name="T8">Add because or after, make your reader or you say something new</text:span></text:p>
      <text:p text:style-name="P22"/>
      <text:p text:style-name="P23">Alan is wearing a Khul jacket.</text:p>
      <text:p text:style-name="P23">Because Alan is wearing a Kuhl jacket, it’s okay that he delayed the class start time.</text:p>
      <text:p text:style-name="P23">KindlePost seems to be a merged media group consisting of Amazon Kindle and The Washington Post, ____.</text:p>
      <text:p text:style-name="P23"/>
      <text:p text:style-name="P23"/>
      <text:p text:style-name="P23"/>
      <text:p text:style-name="P23"/>
      <text:p text:style-name="P23"/>
      <text:p text:style-name="P23">-<text:span text:style-name="T9">Theme of hope that differs from the story, we can link the colorado river to the sea of mexico</text:span></text:p>
      <text:p text:style-name="P23">-<text:span text:style-name="T10">9 ft of snow to 3 ft of snow, snowppass peak – dust through development</text:span></text:p>
      <text:p text:style-name="P23">-<text:span text:style-name="T10">losing 5% of the river due to the transevaporation process</text:span></text:p>
      <text:p text:style-name="P23">-<text:span text:style-name="T10">Most loved and litigated river</text:span></text:p>
      <text:p text:style-name="P24">22 transbassin diversion projects</text:p>
      <text:p text:style-name="P24">-<text:span text:style-name="T11">26 billion dollars that it produces</text:span></text:p>
      <text:p text:style-name="P24">-<text:span text:style-name="T11">Most of it goes toward agriculture</text:span></text:p>
      <text:p text:style-name="P24"/>
      <text:p text:style-name="P24">-<text:span text:style-name="T12">Potash is needed for fertilizer</text:span></text:p>
      <text:p text:style-name="P25">Outbid on every single bid for oil and gas companies</text:p>
      <text:p text:style-name="P25">Lake pPowell dropping 1 to 6 inches a day</text:p>
      <text:p text:style-name="P25">Angel notes the batub rings when they’re circling the helicopter as well</text:p>
      <text:p text:style-name="P25"/>
      <text:p text:style-name="P26">Glen cannon damn, approaching dead pool, not enough water to spin the turbans</text:p>
      <text:p text:style-name="P27">Sacred confluence of indian tribes thee hopi</text:p>
      <text:p text:style-name="P27"/>
      <text:p text:style-name="P27">Glen canoyon damn funding trips</text:p>
      <text:p text:style-name="P28">Water color is emereld green, not natural</text:p>
      <text:p text:style-name="P29">Las Vegas ir right next to lake mead</text:p>
      <text:p text:style-name="P29">Spending a billion dollars to construct the third straw</text:p>
      <text:p text:style-name="P30">Lawo f the river in 1922, 7 states, vegas didn’t really exist in 1922</text:p>
      <text:p text:style-name="P30">Vegas forced to use water really wisely</text:p>
      <text:p text:style-name="P30">Started a program to tear out their front lawn’</text:p>
      <text:p text:style-name="P31">Gila river is now empty</text:p>
      <text:p text:style-name="P31"/>
      <text:p text:style-name="P32">We learn the value of water when the well runs dry – Ben Franklin</text:p>
      <text:p text:style-name="P33">Not a single drop has run naturally since 1998</text:p>
      <text:p text:style-name="P34">Rivers are like arties, connect things</text:p>
      <text:p text:style-name="P34"/>
      <text:p text:style-name="P34"/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6T18:11:53.657000000</meta:creation-date>
    <dc:date>2023-02-16T21:44:13.900000000</dc:date>
    <meta:editing-duration>PT3H21M12S</meta:editing-duration>
    <meta:editing-cycles>44</meta:editing-cycles>
    <meta:generator>LibreOffice/7.4.5.1$Windows_X86_64 LibreOffice_project/9c0871452b3918c1019dde9bfac75448afc4b57f</meta:generator>
    <meta:document-statistic meta:table-count="0" meta:image-count="0" meta:object-count="0" meta:page-count="3" meta:paragraph-count="89" meta:word-count="866" meta:character-count="5088" meta:non-whitespace-character-count="4300"/>
  </office:meta>
</office:document-meta>
</file>